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14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32.21mm"/>
    </style:style>
    <style:style style:name="co4" style:family="table-column">
      <style:table-column-properties fo:break-before="auto" style:column-width="12.61mm"/>
    </style:style>
    <style:style style:name="co5" style:family="table-column">
      <style:table-column-properties fo:break-before="auto" style:column-width="13.42mm"/>
    </style:style>
    <style:style style:name="co6" style:family="table-column">
      <style:table-column-properties fo:break-before="auto" style:column-width="15.33mm"/>
    </style:style>
    <style:style style:name="co7" style:family="table-column">
      <style:table-column-properties fo:break-before="auto" style:column-width="9.88mm"/>
    </style:style>
    <style:style style:name="co8" style:family="table-column">
      <style:table-column-properties fo:break-before="auto" style:column-width="19.69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ipologia</text:p>
          </table:table-cell>
          <table:table-cell office:value-type="string" calcext:value-type="string">
            <text:p>genere</text:p>
          </table:table-cell>
          <table:table-cell office:value-type="string" calcext:value-type="string">
            <text:p>zona</text:p>
          </table:table-cell>
          <table:table-cell office:value-type="string" calcext:value-type="string">
            <text:p>bagno</text:p>
          </table:table-cell>
          <table:table-cell office:value-type="string" calcext:value-type="string">
            <text:p>cucina</text:p>
          </table:table-cell>
          <table:table-cell office:value-type="string" calcext:value-type="string">
            <text:p>salotto</text:p>
          </table:table-cell>
          <table:table-cell office:value-type="string" calcext:value-type="string">
            <text:p>balcone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range euro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n Donato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300-3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arcon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450-4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aff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425-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nerio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550-5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.Vita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400-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.Vita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400-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ffi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400-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an Donato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550-5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arcon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450-4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n Donat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50-3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logni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400-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.Vitale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400-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an Donat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275-3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nerio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400-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an Donat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50-3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n Dona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450-4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Costa Saragozz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400-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Galvan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650-6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urr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275-3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azzin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50-3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an Donato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450-4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arcon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450-4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Borgo Paniga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50-3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rticell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375-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ff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450-4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urr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400-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zzin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.Vita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450-4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ff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400-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ff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400-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Bologni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50-3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urr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325-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aff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50-3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con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50-3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Costa Saragozz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450-4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lpigh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300-3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n Dona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50-3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.Vita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400-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ner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500-5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n Donat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325-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con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325-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.Vita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400-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olognin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300-3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.Ruffill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325-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azzin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375-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neri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375-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sta Saragozz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400-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olognin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425-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La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300-3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aff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500-5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aff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Corticell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50-3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azzin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450-4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neri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450-4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coni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450-4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an Donat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450-4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arcon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375-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Irneri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450-4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lpigh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arcon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400-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Barc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50-3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olognin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400-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.Vita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300-3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sta Saragozz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450-4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Bologni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400-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Bolognin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500-5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.Viol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300-3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Costa Sareagozz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50-3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zzin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400-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Lam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50-3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neri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400-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alvan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500-5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ll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350-3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.Ruffill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325-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Irneri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400-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urr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400-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urr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525-5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n Dona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450-4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Corticell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50-3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an Donato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375-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.Vita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550-5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.Ruffill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500-5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an Donat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500-5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Costa Saragozz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450-4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Irneri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300-3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lpigh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400-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Bolognin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375-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con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300-3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urr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325-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urri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425-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azzin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375-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.Vita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400-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an Dona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400-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urr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300-3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m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425-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affi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400-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urr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50-3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rticell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325-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Lam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325-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urr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Costa Saragozz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300-3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con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aff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alvan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urr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325-3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oni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300-3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Costa Saragozz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50-3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Costa Saragozz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50-3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logni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175-2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Bolognin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on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200-2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m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175-2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n Dona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275-3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zzin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Costa Saragozz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225-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Bolognin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225-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an Donat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325-3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lognin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325-3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Irnerio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300-3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rneri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Bolognina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225-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Bolognin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225-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Irnerio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50-3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ff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00-2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200-2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n Dona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200-2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lognin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225-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Bologni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200-2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Irneri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50-3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.Viol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urr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zzini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225-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m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325-3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an Donat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225-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con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275-3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an Donato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325-3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urr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275-3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.Vita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sta Saragozz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300-3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an Donato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275-3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con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00-2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azzin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300-3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zzin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.Vita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325-3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neri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225-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Costa Saragozza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225-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zzini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275-3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Irneri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350-3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on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50-3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Costa Saragozz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300-3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sta Saragozz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an Donato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375-4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an Donat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azzin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c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225-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zzin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00-2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alpigh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urri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alpighi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75-2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Irneri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Lam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275-3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urr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300-3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n Donat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azzin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00-2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San Donato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275-3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neri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arcon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.Vita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neri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200-2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ff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25-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Galvan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sta Saragozz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zzin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275-3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Bologni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50-3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urr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225-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arcon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225-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rneri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200-2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Galvan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225-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ffi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300-3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zzin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300-3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olognin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25-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zzin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300-3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n Donato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200-2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alpigh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275-3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lpigh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50-3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con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225-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ff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225-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arconi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225-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con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275-3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urr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200-2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Irneri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225-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Coll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300-3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Irneri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Irnerio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Irneri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275-3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Bologni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225-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Malpigh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string" calcext:value-type="string">
            <text:p>Bolognin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50-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lpigh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50-3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alvan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300-3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6">00/00/0000</text:date>, <text:time style:data-style-name="N2" text:time-value="21:22:14.18459772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7T11:34:22.585826219</meta:creation-date>
    <meta:generator>LibreOffice/5.1.6.2$Linux_X86_64 LibreOffice_project/10m0$Build-2</meta:generator>
    <dc:date>2020-08-26T21:22:58.443901077</dc:date>
    <meta:editing-duration>PT8H55M59S</meta:editing-duration>
    <meta:editing-cycles>58</meta:editing-cycles>
    <meta:document-statistic meta:table-count="1" meta:cell-count="1809" meta:object-count="0"/>
  </office:meta>
</office:document-meta>
</file>